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opro-io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5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6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7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8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12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13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14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15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16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6:07:31.443678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6:09:08.685004233</dc:date>
    <meta:editing-duration>P3DT10H5M16S</meta:editing-duration>
    <meta:editing-cycles>335</meta:editing-cycles>
    <meta:generator>LibreOffice/6.0.7.3$Linux_X86_64 LibreOffice_project/00m0$Build-3</meta:generator>
    <meta:document-statistic meta:table-count="1" meta:cell-count="322" meta:object-count="0"/>
  </office:meta>
</office:document-meta>
</file>